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00608">
            <text:p>Beta-200608</text:p>
          </table:table-cell>
          <table:table-cell office:value-type="float" office:value="43.315">
            <text:p>43.315</text:p>
          </table:table-cell>
          <table:table-cell office:value-type="float" office:value="-2.675">
            <text:p>-2.675</text:p>
          </table:table-cell>
          <table:table-cell office:value-type="float" office:value="2870.0">
            <text:p>28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562900">
            <text:p>Beta-562900</text:p>
          </table:table-cell>
          <table:table-cell office:value-type="float" office:value="43.363">
            <text:p>43.363</text:p>
          </table:table-cell>
          <table:table-cell office:value-type="float" office:value="-2.67">
            <text:p>-2.67</text:p>
          </table:table-cell>
          <table:table-cell office:value-type="float" office:value="3620.0">
            <text:p>3620.0</text:p>
          </table:table-cell>
          <table:table-cell office:value-type="float" office:value="30.0">
            <text:p>30.0</text:p>
          </table:table-cell>
          <table:table-cell office:value-type="string" office:value="plant macrofossils">
            <text:p>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53">
            <text:p>-2.53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GarciaArtolaEtal2023">
            <text:p>GarciaArtolaEtal2023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63061">
            <text:p>Beta-463061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1670.0">
            <text:p>1670.0</text:p>
          </table:table-cell>
          <table:table-cell office:value-type="float" office:value="30.0">
            <text:p>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18472">
            <text:p>Beta-218472</text:p>
          </table:table-cell>
          <table:table-cell office:value-type="float" office:value="43.321">
            <text:p>43.321</text:p>
          </table:table-cell>
          <table:table-cell office:value-type="float" office:value="-2.675">
            <text:p>-2.675</text:p>
          </table:table-cell>
          <table:table-cell office:value-type="float" office:value="2010.0">
            <text:p>20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06,LeorriEtal2012,GarciaArtolaEtal2018">
            <text:p>CearretaEtal2006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29140">
            <text:p>Beta-229140</text:p>
          </table:table-cell>
          <table:table-cell office:value-type="float" office:value="43.367">
            <text:p>43.367</text:p>
          </table:table-cell>
          <table:table-cell office:value-type="float" office:value="-2.675">
            <text:p>-2.675</text:p>
          </table:table-cell>
          <table:table-cell office:value-type="float" office:value="5320.0">
            <text:p>53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7.2">
            <text:p>-7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92377">
            <text:p>Beta-192377</text:p>
          </table:table-cell>
          <table:table-cell office:value-type="float" office:value="43.371">
            <text:p>43.371</text:p>
          </table:table-cell>
          <table:table-cell office:value-type="float" office:value="-2.683">
            <text:p>-2.683</text:p>
          </table:table-cell>
          <table:table-cell office:value-type="float" office:value="7810.0">
            <text:p>781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9.5">
            <text:p>-9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92376">
            <text:p>Beta-192376</text:p>
          </table:table-cell>
          <table:table-cell office:value-type="float" office:value="43.371">
            <text:p>43.371</text:p>
          </table:table-cell>
          <table:table-cell office:value-type="float" office:value="-2.683">
            <text:p>-2.683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9.2">
            <text:p>-9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18475">
            <text:p>Beta-218475</text:p>
          </table:table-cell>
          <table:table-cell office:value-type="float" office:value="43.321">
            <text:p>43.321</text:p>
          </table:table-cell>
          <table:table-cell office:value-type="float" office:value="-2.675">
            <text:p>-2.675</text:p>
          </table:table-cell>
          <table:table-cell office:value-type="float" office:value="4940.0">
            <text:p>49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5.8">
            <text:p>-5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earretaEtal2006,LeorriEtal2012,GarciaArtolaEtal2018">
            <text:p>CearretaEtal2006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18474">
            <text:p>Beta-218474</text:p>
          </table:table-cell>
          <table:table-cell office:value-type="float" office:value="43.321">
            <text:p>43.321</text:p>
          </table:table-cell>
          <table:table-cell office:value-type="float" office:value="-2.675">
            <text:p>-2.675</text:p>
          </table:table-cell>
          <table:table-cell office:value-type="float" office:value="3930.0">
            <text:p>39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06,LeorriEtal2012,GarciaArtolaEtal2018">
            <text:p>CearretaEtal2006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00609">
            <text:p>Beta-200609</text:p>
          </table:table-cell>
          <table:table-cell office:value-type="float" office:value="43.315">
            <text:p>43.315</text:p>
          </table:table-cell>
          <table:table-cell office:value-type="float" office:value="-2.675">
            <text:p>-2.675</text:p>
          </table:table-cell>
          <table:table-cell office:value-type="float" office:value="6600.0">
            <text:p>660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6">
            <text:p>-3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29141">
            <text:p>Beta-229141</text:p>
          </table:table-cell>
          <table:table-cell office:value-type="float" office:value="43.367">
            <text:p>43.367</text:p>
          </table:table-cell>
          <table:table-cell office:value-type="float" office:value="-2.675">
            <text:p>-2.675</text:p>
          </table:table-cell>
          <table:table-cell office:value-type="float" office:value="7530.0">
            <text:p>753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AA-26382">
            <text:p>AA-26382</text:p>
          </table:table-cell>
          <table:table-cell office:value-type="float" office:value="43.308">
            <text:p>43.308</text:p>
          </table:table-cell>
          <table:table-cell office:value-type="float" office:value="-2.974">
            <text:p>-2.974</text:p>
          </table:table-cell>
          <table:table-cell office:value-type="float" office:value="6515.0">
            <text:p>6515.0</text:p>
          </table:table-cell>
          <table:table-cell office:value-type="float" office:value="65.0">
            <text:p>65.0</text:p>
          </table:table-cell>
          <table:table-cell office:value-type="string" office:value="Ammonia tepida">
            <text:p>Ammonia tepida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7.6">
            <text:p>-7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earreta1998,CearretaMurray2000,LeorriEtal2012,GarciaArtolaEtal2018">
            <text:p>Cearreta1998,CearretaMurray2000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29143">
            <text:p>Beta-229143</text:p>
          </table:table-cell>
          <table:table-cell office:value-type="float" office:value="43.367">
            <text:p>43.367</text:p>
          </table:table-cell>
          <table:table-cell office:value-type="float" office:value="-2.675">
            <text:p>-2.675</text:p>
          </table:table-cell>
          <table:table-cell office:value-type="float" office:value="8360.0">
            <text:p>836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0.4">
            <text:p>-2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52">
            <text:p>Beta-127952</text:p>
          </table:table-cell>
          <table:table-cell office:value-type="float" office:value="43.303">
            <text:p>43.303</text:p>
          </table:table-cell>
          <table:table-cell office:value-type="float" office:value="-2.973">
            <text:p>-2.973</text:p>
          </table:table-cell>
          <table:table-cell office:value-type="float" office:value="4900.0">
            <text:p>4900.0</text:p>
          </table:table-cell>
          <table:table-cell office:value-type="float" office:value="120.0">
            <text:p>1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6">
            <text:p>-6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50">
            <text:p>Beta-127950</text:p>
          </table:table-cell>
          <table:table-cell office:value-type="float" office:value="43.307">
            <text:p>43.307</text:p>
          </table:table-cell>
          <table:table-cell office:value-type="float" office:value="-2.974">
            <text:p>-2.974</text:p>
          </table:table-cell>
          <table:table-cell office:value-type="float" office:value="2060.0">
            <text:p>20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5.1">
            <text:p>-5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46">
            <text:p>Beta-127946</text:p>
          </table:table-cell>
          <table:table-cell office:value-type="float" office:value="43.312">
            <text:p>43.312</text:p>
          </table:table-cell>
          <table:table-cell office:value-type="float" office:value="-2.992">
            <text:p>-2.992</text:p>
          </table:table-cell>
          <table:table-cell office:value-type="float" office:value="4430.0">
            <text:p>443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9">
            <text:p>-6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45">
            <text:p>Beta-127945</text:p>
          </table:table-cell>
          <table:table-cell office:value-type="float" office:value="43.313">
            <text:p>43.313</text:p>
          </table:table-cell>
          <table:table-cell office:value-type="float" office:value="-2.989">
            <text:p>-2.989</text:p>
          </table:table-cell>
          <table:table-cell office:value-type="float" office:value="2000.0">
            <text:p>200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10172">
            <text:p>Beta-410172</text:p>
          </table:table-cell>
          <table:table-cell office:value-type="float" office:value="43.291">
            <text:p>43.291</text:p>
          </table:table-cell>
          <table:table-cell office:value-type="float" office:value="-2.359">
            <text:p>-2.359</text:p>
          </table:table-cell>
          <table:table-cell office:value-type="float" office:value="8320.0">
            <text:p>832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8.8">
            <text:p>-18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lBaniAltuna2015,GarciaArtolaEtal2018">
            <text:p>ElBaniAltuna2015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10171">
            <text:p>Beta-410171</text:p>
          </table:table-cell>
          <table:table-cell office:value-type="float" office:value="43.291">
            <text:p>43.291</text:p>
          </table:table-cell>
          <table:table-cell office:value-type="float" office:value="-2.359">
            <text:p>-2.359</text:p>
          </table:table-cell>
          <table:table-cell office:value-type="float" office:value="8360.0">
            <text:p>836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7.9">
            <text:p>-17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lBaniAltuna2015,GarciaArtolaEtal2018">
            <text:p>ElBaniAltuna2015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42">
            <text:p>Beta-127942</text:p>
          </table:table-cell>
          <table:table-cell office:value-type="float" office:value="43.317">
            <text:p>43.317</text:p>
          </table:table-cell>
          <table:table-cell office:value-type="float" office:value="-3.004">
            <text:p>-3.004</text:p>
          </table:table-cell>
          <table:table-cell office:value-type="float" office:value="3540.0">
            <text:p>354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41">
            <text:p>Beta-127941</text:p>
          </table:table-cell>
          <table:table-cell office:value-type="float" office:value="43.317">
            <text:p>43.317</text:p>
          </table:table-cell>
          <table:table-cell office:value-type="float" office:value="-3.004">
            <text:p>-3.004</text:p>
          </table:table-cell>
          <table:table-cell office:value-type="float" office:value="3970.0">
            <text:p>397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1">
            <text:p>-6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10170">
            <text:p>Beta-410170</text:p>
          </table:table-cell>
          <table:table-cell office:value-type="float" office:value="43.291">
            <text:p>43.291</text:p>
          </table:table-cell>
          <table:table-cell office:value-type="float" office:value="-2.359">
            <text:p>-2.359</text:p>
          </table:table-cell>
          <table:table-cell office:value-type="float" office:value="8070.0">
            <text:p>807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lBaniAltuna2015,GarciaArtolaEtal2018">
            <text:p>ElBaniAltuna2015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36">
            <text:p>Beta-127936</text:p>
          </table:table-cell>
          <table:table-cell office:value-type="float" office:value="43.321">
            <text:p>43.321</text:p>
          </table:table-cell>
          <table:table-cell office:value-type="float" office:value="-2.994">
            <text:p>-2.994</text:p>
          </table:table-cell>
          <table:table-cell office:value-type="float" office:value="5150.0">
            <text:p>515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5">
            <text:p>-6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10169">
            <text:p>Beta-410169</text:p>
          </table:table-cell>
          <table:table-cell office:value-type="float" office:value="43.291">
            <text:p>43.291</text:p>
          </table:table-cell>
          <table:table-cell office:value-type="float" office:value="-2.359">
            <text:p>-2.359</text:p>
          </table:table-cell>
          <table:table-cell office:value-type="float" office:value="8360.0">
            <text:p>836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6.1">
            <text:p>-16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lBaniAltuna2015,GarciaArtolaEtal2018">
            <text:p>ElBaniAltuna2015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70">
            <text:p>Beta-257970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790.0">
            <text:p>8790.0</text:p>
          </table:table-cell>
          <table:table-cell office:value-type="float" office:value="60.0">
            <text:p>6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1">
            <text:p>-25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3">
            <text:p>Beta-317473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2560.0">
            <text:p>256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5">
            <text:p>Beta-317475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6180.0">
            <text:p>61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2">
            <text:p>-4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6">
            <text:p>Beta-317476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6440.0">
            <text:p>644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8">
            <text:p>-4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7">
            <text:p>Beta-317477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6640.0">
            <text:p>664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5.4">
            <text:p>-5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8">
            <text:p>Beta-317478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6120.0">
            <text:p>61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9">
            <text:p>Beta-317479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6720.0">
            <text:p>67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7.2">
            <text:p>-7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80">
            <text:p>Beta-317480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6960.0">
            <text:p>69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7.8">
            <text:p>-7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81">
            <text:p>Beta-317481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7480.0">
            <text:p>74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82">
            <text:p>Beta-317482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7560.0">
            <text:p>756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9.6">
            <text:p>-9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83">
            <text:p>Beta-317483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7530.0">
            <text:p>753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0.2">
            <text:p>-1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85">
            <text:p>Beta-317485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7860.0">
            <text:p>78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86">
            <text:p>Beta-317486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7900.0">
            <text:p>790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2.1">
            <text:p>-12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317474">
            <text:p>Beta-317474</text:p>
          </table:table-cell>
          <table:table-cell office:value-type="float" office:value="43.337">
            <text:p>43.337</text:p>
          </table:table-cell>
          <table:table-cell office:value-type="float" office:value="-2.667">
            <text:p>-2.667</text:p>
          </table:table-cell>
          <table:table-cell office:value-type="float" office:value="3100.0">
            <text:p>31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9">
            <text:p>Beta-257969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870.0">
            <text:p>8870.0</text:p>
          </table:table-cell>
          <table:table-cell office:value-type="float" office:value="80.0">
            <text:p>8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4.9">
            <text:p>-24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8">
            <text:p>Beta-257968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740.0">
            <text:p>8740.0</text:p>
          </table:table-cell>
          <table:table-cell office:value-type="float" office:value="60.0">
            <text:p>6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4.4">
            <text:p>-24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7">
            <text:p>Beta-257967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410.0">
            <text:p>8410.0</text:p>
          </table:table-cell>
          <table:table-cell office:value-type="float" office:value="60.0">
            <text:p>6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1.6">
            <text:p>-2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43996">
            <text:p>Beta-443996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2890.0">
            <text:p>2890.0</text:p>
          </table:table-cell>
          <table:table-cell office:value-type="float" office:value="30.0">
            <text:p>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43995">
            <text:p>Beta-443995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4310.0">
            <text:p>4310.0</text:p>
          </table:table-cell>
          <table:table-cell office:value-type="float" office:value="70.0">
            <text:p>7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AA-26386">
            <text:p>AA-26386</text:p>
          </table:table-cell>
          <table:table-cell office:value-type="float" office:value="43.308">
            <text:p>43.308</text:p>
          </table:table-cell>
          <table:table-cell office:value-type="float" office:value="-2.974">
            <text:p>-2.974</text:p>
          </table:table-cell>
          <table:table-cell office:value-type="float" office:value="7545.0">
            <text:p>7545.0</text:p>
          </table:table-cell>
          <table:table-cell office:value-type="float" office:value="65.0">
            <text:p>65.0</text:p>
          </table:table-cell>
          <table:table-cell office:value-type="string" office:value="Ammonia tepida">
            <text:p>Ammonia tepida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8.1">
            <text:p>-8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earreta1998,CearretaMurray2000,LeorriEtal2012,GarciaArtolaEtal2018">
            <text:p>Cearreta1998,CearretaMurray2000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AA-26384">
            <text:p>AA-26384</text:p>
          </table:table-cell>
          <table:table-cell office:value-type="float" office:value="43.324">
            <text:p>43.324</text:p>
          </table:table-cell>
          <table:table-cell office:value-type="float" office:value="-2.996">
            <text:p>-2.996</text:p>
          </table:table-cell>
          <table:table-cell office:value-type="float" office:value="7765.0">
            <text:p>7765.0</text:p>
          </table:table-cell>
          <table:table-cell office:value-type="float" office:value="65.0">
            <text:p>65.0</text:p>
          </table:table-cell>
          <table:table-cell office:value-type="string" office:value="Ammonia tepida">
            <text:p>Ammonia tepida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2.4">
            <text:p>-12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earreta1998,CearretaMurray2000,LeorriEtal2012,GarciaArtolaEtal2018">
            <text:p>Cearreta1998,CearretaMurray2000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AA-26383">
            <text:p>AA-26383</text:p>
          </table:table-cell>
          <table:table-cell office:value-type="float" office:value="43.324">
            <text:p>43.324</text:p>
          </table:table-cell>
          <table:table-cell office:value-type="float" office:value="-2.996">
            <text:p>-2.996</text:p>
          </table:table-cell>
          <table:table-cell office:value-type="float" office:value="8005.0">
            <text:p>8005.0</text:p>
          </table:table-cell>
          <table:table-cell office:value-type="float" office:value="65.0">
            <text:p>65.0</text:p>
          </table:table-cell>
          <table:table-cell office:value-type="string" office:value="Ammonia tepida">
            <text:p>Ammonia tepida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earreta1998,CearretaMurray2000,LeorriEtal2012,GarciaArtolaEtal2018">
            <text:p>Cearreta1998,CearretaMurray2000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63063">
            <text:p>Beta-463063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3720.0">
            <text:p>3720.0</text:p>
          </table:table-cell>
          <table:table-cell office:value-type="float" office:value="30.0">
            <text:p>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63064">
            <text:p>Beta-463064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3910.0">
            <text:p>3910.0</text:p>
          </table:table-cell>
          <table:table-cell office:value-type="float" office:value="30.0">
            <text:p>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63065">
            <text:p>Beta-463065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3990.0">
            <text:p>3990.0</text:p>
          </table:table-cell>
          <table:table-cell office:value-type="float" office:value="30.0">
            <text:p>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92380">
            <text:p>Beta-192380</text:p>
          </table:table-cell>
          <table:table-cell office:value-type="float" office:value="43.371">
            <text:p>43.371</text:p>
          </table:table-cell>
          <table:table-cell office:value-type="float" office:value="-2.683">
            <text:p>-2.683</text:p>
          </table:table-cell>
          <table:table-cell office:value-type="float" office:value="7700.0">
            <text:p>770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1.2">
            <text:p>-1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29142">
            <text:p>Beta-229142</text:p>
          </table:table-cell>
          <table:table-cell office:value-type="float" office:value="43.367">
            <text:p>43.367</text:p>
          </table:table-cell>
          <table:table-cell office:value-type="float" office:value="-2.675">
            <text:p>-2.675</text:p>
          </table:table-cell>
          <table:table-cell office:value-type="float" office:value="7800.0">
            <text:p>780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5.6">
            <text:p>-15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92379">
            <text:p>Beta-192379</text:p>
          </table:table-cell>
          <table:table-cell office:value-type="float" office:value="43.371">
            <text:p>43.371</text:p>
          </table:table-cell>
          <table:table-cell office:value-type="float" office:value="-2.683">
            <text:p>-2.683</text:p>
          </table:table-cell>
          <table:table-cell office:value-type="float" office:value="7850.0">
            <text:p>78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GarciaArtolaEtal2018">
            <text:p>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58">
            <text:p>Beta-257958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5920.0">
            <text:p>5920.0</text:p>
          </table:table-cell>
          <table:table-cell office:value-type="float" office:value="40.0">
            <text:p>4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4.4">
            <text:p>-4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59">
            <text:p>Beta-257959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5.9">
            <text:p>-5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0">
            <text:p>Beta-257960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7.7">
            <text:p>-7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ernandezMartin2013,GarciaArtolaEtal2018">
            <text:p>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3">
            <text:p>Beta-257963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7970.0">
            <text:p>7970.0</text:p>
          </table:table-cell>
          <table:table-cell office:value-type="float" office:value="50.0">
            <text:p>5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16.8">
            <text:p>-16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55">
            <text:p>Beta-127955</text:p>
          </table:table-cell>
          <table:table-cell office:value-type="float" office:value="43.27">
            <text:p>43.27</text:p>
          </table:table-cell>
          <table:table-cell office:value-type="float" office:value="-2.937">
            <text:p>-2.937</text:p>
          </table:table-cell>
          <table:table-cell office:value-type="float" office:value="7460.0">
            <text:p>746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earreta1998,LeorriCearreta2004,LeorriEtal2012,GarciaArtolaEtal2018">
            <text:p>Cearreta1998,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4">
            <text:p>Beta-257964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170.0">
            <text:p>8170.0</text:p>
          </table:table-cell>
          <table:table-cell office:value-type="float" office:value="50.0">
            <text:p>5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18.5">
            <text:p>-18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5">
            <text:p>Beta-257965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370.0">
            <text:p>837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0.3">
            <text:p>-20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257966">
            <text:p>Beta-257966</text:p>
          </table:table-cell>
          <table:table-cell office:value-type="float" office:value="43.293">
            <text:p>43.293</text:p>
          </table:table-cell>
          <table:table-cell office:value-type="float" office:value="-2.365">
            <text:p>-2.365</text:p>
          </table:table-cell>
          <table:table-cell office:value-type="float" office:value="8330.0">
            <text:p>8330.0</text:p>
          </table:table-cell>
          <table:table-cell office:value-type="float" office:value="60.0">
            <text:p>60.0</text:p>
          </table:table-cell>
          <table:table-cell office:value-type="string" office:value="organic matter (leaves)">
            <text:p>organic matter (leave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0.8">
            <text:p>-2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orriEtal2012,HernandezMartin2013,GarciaArtolaEtal2018">
            <text:p>LeorriEtal2012,HernandezMartin2013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54">
            <text:p>Beta-127954</text:p>
          </table:table-cell>
          <table:table-cell office:value-type="float" office:value="43.27">
            <text:p>43.27</text:p>
          </table:table-cell>
          <table:table-cell office:value-type="float" office:value="-2.937">
            <text:p>-2.937</text:p>
          </table:table-cell>
          <table:table-cell office:value-type="float" office:value="7930.0">
            <text:p>793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earreta1998,LeorriCearreta2004,LeorriEtal2012,GarciaArtolaEtal2018">
            <text:p>Cearreta1998,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127953">
            <text:p>Beta-127953</text:p>
          </table:table-cell>
          <table:table-cell office:value-type="float" office:value="43.303">
            <text:p>43.303</text:p>
          </table:table-cell>
          <table:table-cell office:value-type="float" office:value="-2.973">
            <text:p>-2.973</text:p>
          </table:table-cell>
          <table:table-cell office:value-type="float" office:value="4860.0">
            <text:p>486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5.6">
            <text:p>-5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orriCearreta2004,LeorriEtal2012,GarciaArtolaEtal2018">
            <text:p>LeorriCearreta2004,LeorriEtal2012,GarciaArtolaEtal2018</text:p>
          </table:table-cell>
        </table:table-row>
        <table:table-row>
          <table:table-cell office:value-type="string" office:value="Basque_Country">
            <text:p>Basque_Country</text:p>
          </table:table-cell>
          <table:table-cell office:value-type="string" office:value="radiocarbon">
            <text:p>radiocarbon</text:p>
          </table:table-cell>
          <table:table-cell office:value-type="string" office:value="Beta-464517">
            <text:p>Beta-464517</text:p>
          </table:table-cell>
          <table:table-cell office:value-type="float" office:value="43.364">
            <text:p>43.364</text:p>
          </table:table-cell>
          <table:table-cell office:value-type="float" office:value="-2.673">
            <text:p>-2.673</text:p>
          </table:table-cell>
          <table:table-cell office:value-type="float" office:value="1740.0">
            <text:p>1740.0</text:p>
          </table:table-cell>
          <table:table-cell office:value-type="float" office:value="30.0">
            <text:p>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arciaArtolaEtal2018">
            <text:p>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